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text-align="start"/>
      <style:text-properties style:text-underline-style="solid" style:text-underline-width="auto" style:text-underline-color="font-color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506cm" svg:x="1.979cm" svg:y="-0.254cm" presentation:class="title" presentation:user-transformed="true">
          <draw:text-box>
            <text:p text:style-name="P1"><text:span text:style-name="T1">Java.lang.String.split() Method</text:span></text:p>
          </draw:text-box>
        </draw:frame>
        <draw:frame presentation:style-name="pr2" draw:text-style-name="P4" draw:layer="layout" svg:width="25.199cm" svg:height="16.459cm" svg:x="1.4cm" svg:y="2.774cm" presentation:class="subtitle" presentation:user-transformed="true">
          <draw:text-box>
            <text:p text:style-name="P3">java.lang.String.split(String regex):</text:p>
            <text:p text:style-name="P3"/>
            <text:p text:style-name="P3">- felhasítja, felszeleteli a karakterláncot (String);</text:p>
            <text:p text:style-name="P3"/>
            <text:p text:style-name="P3">- reguláris kifejezések mentén; </text:p>
            <text:p text:style-name="P3"/>
            <text:p text:style-name="P3">- StringTokenizer helyett használandó a String.split();</text:p>
            <text:p text:style-name="P3"/>
            <text:p text:style-name="P3">- a Split (regex) argumentumként vár egy reguláris kifejezést;</text:p>
            <text:p text:style-name="P3"/>
            <text:p text:style-name="P3">- kimenekítés: \\ vagy Pattern.quote használata;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22:46:38.001210699</meta:creation-date>
    <dc:date>2018-03-08T23:15:19.304240938</dc:date>
    <meta:editing-duration>PT9M58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